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9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13" draw:style-name="gr4" draw:text-style-name="P1" svg:x1="7.5827in" svg:y1="2.4118in" svg:x2="10.1091in" svg:y2="2.4118in"><text:p/></draw:line><draw:line text:anchor-type="paragraph" draw:z-index="14" draw:style-name="gr4" draw:text-style-name="P1" svg:x1="7.5827in" svg:y1="4.5209in" svg:x2="10.1091in" svg:y2="4.5209in"><text:p/></draw:line><draw:line text:anchor-type="paragraph" draw:z-index="12" draw:style-name="gr4" draw:text-style-name="P1" svg:x1="-0.6728in" svg:y1="4.4043in" svg:x2="3.0382in" svg:y2="4.4043in"><text:p/></draw:line><draw:line text:anchor-type="paragraph" draw:z-index="11" draw:style-name="gr4" draw:text-style-name="P1" svg:x1="3.0382in" svg:y1="1.8126in" svg:x2="-0.6728in" svg:y2="1.8126in"><text:p/></draw:line><draw:line text:anchor-type="paragraph" draw:z-index="6" draw:style-name="gr3" draw:text-style-name="P1" svg:x1="3.6126in" svg:y1="0.1193in" svg:x2="6.5551in" svg:y2="0.1193in"><text:p/></draw:line><draw:rect text:anchor-type="paragraph" draw:z-index="4" draw:style-name="gr2" draw:text-style-name="P1" svg:width="2.5268in" svg:height="5.7425in" svg:x="7.5827in" svg:y="3.7398in"><text:p text:style-name="P1"><text:span text:style-name="T1">Log </text:span><text:span text:style-name="T2">holds log info</text:span></text:p><text:p text:style-name="P1"/><text:p text:style-name="P1">- id: int</text:p><text:p text:style-name="P1">- year: int</text:p><text:p text:style-name="P1">- month: int</text:p><text:p text:style-name="P1">- day: int</text:p><text:p text:style-name="P1">- fstation: String</text:p><text:p text:style-name="P1">- fgrade: String</text:p><text:p text:style-name="P1">- famount: double</text:p><text:p text:style-name="P1">-funitcost: double</text:p><text:p text:style-name="P1">- fcost: double</text:p><text:p text:style-name="P1">- distance: double</text:p><text:p text:style-name="P1"/><text:p text:style-name="P1">+ Log(): void</text:p><text:p text:style-name="P1">+ Log(int,int,int): void</text:p><text:p text:style-name="P1">+ setData(String, String, double, <text:line-break/><text:tab/>double, double): void</text:p><text:p text:style-name="P1">+ getID(): int</text:p><text:p text:style-name="P1">+ getDate(): String</text:p><text:p text:style-name="P1">+ getDay(): int</text:p><text:p text:style-name="P1">+ getMonth(): int</text:p><text:p text:style-name="P1">+ getYear(): int</text:p><text:p text:style-name="P1">+ getStation(): String</text:p><text:p text:style-name="P1">+ getGrade(): String</text:p><text:p text:style-name="P1">+ getAmount(): double</text:p><text:p text:style-name="P1">+ getUnitCost(): double</text:p><text:p text:style-name="P1">+ getCost(): double</text:p><text:p text:style-name="P1">+ getDistance: double</text:p><text:p text:style-name="P1"/></draw:rect><draw:rect text:anchor-type="paragraph" draw:z-index="0" draw:style-name="gr1" draw:text-style-name="P1" svg:width="2.9425in" svg:height="2.7862in" svg:x="3.6126in" svg:y="-0.4535in"><text:p text:style-name="P1"><text:span text:style-name="T1">FloggerActivity </text:span><text:span text:style-name="T2">main screen</text:span></text:p><text:p text:style-name="P1"/><text:p text:style-name="P2">-logs: Arraylist&lt;Log&gt;</text:p><text:p text:style-name="P2">-adapter: SimpleAdapter</text:p><text:p text:style-name="P2">-data: ArrayList&lt;Map&lt;String,String&gt;&gt;</text:p><text:p text:style-name="P2">-logList: ListView</text:p><text:p text:style-name="P2">-first: boolean = true</text:p><text:p text:style-name="P2"/><text:p text:style-name="P2">+onCreate(Bundle): void</text:p><text:p text:style-name="P2"># onResume(): void</text:p><text:p text:style-name="P2">+ addLog(View: void</text:p><text:p text:style-name="P2">+ stats(View): void</text:p></draw:rect><draw:frame text:anchor-type="paragraph" draw:z-index="20" draw:style-name="gr5" svg:width="0.2476in" svg:height="0.2213in" svg:x="3.3654in" svg:y="0.1854in"><draw:text-box><text:p>1</text:p></draw:text-box></draw:frame><draw:frame text:anchor-type="paragraph" draw:z-index="31" draw:style-name="gr14" svg:width="0.4823in" svg:height="0.4433in" svg:x="6.6457in" svg:y="0.1201in"><draw:text-box><text:p>1</text:p></draw:text-box></draw:frame>Joel Burford - 1294396</text:p>
      <text:p text:style-name="Standard"><draw:line text:anchor-type="paragraph" draw:z-index="18" draw:style-name="gr4" draw:text-style-name="P1" svg:x1="3.6122in" svg:y1="0.1236in" svg:x2="1.9193in" svg:y2="1.2173in"><text:p/></draw:line><draw:line text:anchor-type="paragraph" draw:z-index="19" draw:style-name="gr4" draw:text-style-name="P1" svg:x1="6.5547in" svg:y1="0.189in" svg:x2="8.8067in" svg:y2="1.778in"><text:p/></draw:line><draw:custom-shape text:anchor-type="paragraph" draw:z-index="39" draw:style-name="gr15" svg:width="0.1689in" svg:height="0.1433in" svg:x="6.5547in" svg:y="0.18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0" draw:style-name="gr15" svg:width="0.1705in" svg:height="0.1559in" svg:x="3.4425in" svg:y="0.05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UML Diagram for Flogger</text:p>
      <text:p text:style-name="Standard">CMPUT 301 ASN 1</text:p>
      <text:p text:style-name="Standard"><draw:line text:anchor-type="paragraph" draw:z-index="15" draw:style-name="gr4" draw:text-style-name="P1" svg:x1="4.6535in" svg:y1="1.7575in" svg:x2="4.25in" svg:y2="2.7354in"><text:p/></draw:line><draw:line text:anchor-type="paragraph" draw:z-index="16" draw:style-name="gr4" draw:text-style-name="P1" svg:x1="5.448in" svg:y1="1.7575in" svg:x2="5.8646in" svg:y2="5.2354in"><text:p/></draw:line><draw:line text:anchor-type="paragraph" draw:z-index="17" draw:style-name="gr4" draw:text-style-name="P1" svg:x1="5.3563in" svg:y1="6.472in" svg:x2="3.0382in" svg:y2="6.0819in"><text:p/></draw:line><draw:line text:anchor-type="paragraph" draw:z-index="5" draw:style-name="gr3" draw:text-style-name="P1" svg:x1="3.6126in" svg:y1="0.6516in" svg:x2="6.5551in" svg:y2="0.6516in"><text:p/></draw:line><draw:frame text:anchor-type="paragraph" draw:z-index="21" draw:style-name="gr6" svg:width="0.365in" svg:height="0.2996in" svg:x="1.7244in" svg:y="0.6126in"><draw:text-box><text:p>0..*</text:p></draw:text-box></draw:frame><draw:frame text:anchor-type="paragraph" draw:z-index="22" draw:style-name="gr7" svg:width="0.313in" svg:height="0.248in" svg:x="4.9535in" svg:y="6.472in"><draw:text-box><text:p>1</text:p></draw:text-box></draw:frame><draw:frame text:anchor-type="paragraph" draw:z-index="23" draw:style-name="gr8" svg:width="0.613in" svg:height="0.3252in" svg:x="3.1161in" svg:y="6.1984in"><draw:text-box><text:p>0..*</text:p></draw:text-box></draw:frame><draw:rect text:anchor-type="paragraph" draw:z-index="1" draw:style-name="gr1" draw:text-style-name="P1" svg:width="1.8362in" svg:height="2.3697in" svg:x="3.2602in" svg:y="2.7354in"><text:p text:style-name="P1"><text:span text:style-name="T1">FlogEdit</text:span></text:p><text:p text:style-name="P1"><text:span text:style-name="T2">Edit a DB item (log)</text:span></text:p><text:p text:style-name="P1"><text:span text:style-name="T1"/></text:p><text:p text:style-name="P1"/><text:p text:style-name="P2">-id: int</text:p><text:p text:style-name="P2"/><text:p text:style-name="P2">+onCreate(Bundle): void</text:p><text:p text:style-name="P2">- populate(): void</text:p><text:p text:style-name="P2">+ saveLog(View): void</text:p><text:p text:style-name="P2">+ deleteLog(View): void</text:p></draw:rect><draw:line text:anchor-type="paragraph" draw:z-index="7" draw:style-name="gr3" draw:text-style-name="P1" svg:x1="3.2602in" svg:y1="3.6984in" svg:x2="5.0965in" svg:y2="3.6984in"><text:p/></draw:line><draw:line text:anchor-type="paragraph" draw:z-index="8" draw:style-name="gr3" draw:text-style-name="P1" svg:x1="3.2602in" svg:y1="4.128in" svg:x2="5.0965in" svg:y2="4.128in"><text:p/></draw:line><draw:rect text:anchor-type="paragraph" draw:z-index="3" draw:style-name="gr1" draw:text-style-name="P1" svg:width="1.9406in" svg:height="1.485in" svg:x="5.3563in" svg:y="5.2354in"><text:p text:style-name="P1"><text:span text:style-name="T1">FlogStats</text:span></text:p><text:p text:style-name="P1"><text:span text:style-name="T2">Provide DB stats</text:span></text:p><text:p text:style-name="P1"/><text:p text:style-name="P1"/><text:p text:style-name="P1"/><text:p text:style-name="P1">+ onCreate(Bundle): void</text:p></draw:rect><draw:line text:anchor-type="paragraph" draw:z-index="9" draw:style-name="gr3" draw:text-style-name="P1" svg:x1="5.3563in" svg:y1="5.9126in" svg:x2="7.2965in" svg:y2="5.9126in"><text:p/></draw:line><draw:line text:anchor-type="paragraph" draw:z-index="10" draw:style-name="gr3" draw:text-style-name="P1" svg:x1="5.3563in" svg:y1="6.2in" svg:x2="7.2965in" svg:y2="6.2in"><text:p/></draw:line><draw:line text:anchor-type="paragraph" draw:z-index="24" draw:style-name="gr4" draw:text-style-name="P1" svg:x1="4.1457in" svg:y1="5.1047in" svg:x2="3.0382in" svg:y2="5.5736in"><text:p/></draw:line><draw:frame text:anchor-type="paragraph" draw:z-index="25" draw:style-name="gr9" svg:width="0.4039in" svg:height="0.2606in" svg:x="4.0417in" svg:y="5.1835in"><draw:text-box><text:p>1</text:p></draw:text-box></draw:frame><draw:frame text:anchor-type="paragraph" draw:z-index="26" draw:style-name="gr10" svg:width="0.365in" svg:height="0.274in" svg:x="3.1429in" svg:y="5.5736in"><draw:text-box><text:p>0..*</text:p></draw:text-box></draw:frame><draw:frame text:anchor-type="paragraph" draw:z-index="27" draw:style-name="gr11" svg:width="0.2087in" svg:height="0.2732in" svg:x="4.3665in" svg:y="1.8484in"><draw:text-box><text:p>1</text:p></draw:text-box></draw:frame><draw:frame text:anchor-type="paragraph" draw:z-index="28" draw:style-name="gr7" svg:width="0.287in" svg:height="0.248in" svg:x="4.0543in" svg:y="2.4874in"><draw:text-box><text:p>1</text:p></draw:text-box></draw:frame><draw:frame text:anchor-type="paragraph" draw:z-index="29" draw:style-name="gr12" svg:width="0.2996in" svg:height="0.326in" svg:x="7.2835in" svg:y="3.3346in"><draw:text-box><text:p>0..*</text:p></draw:text-box></draw:frame><draw:frame text:anchor-type="paragraph" draw:z-index="30" draw:style-name="gr13" svg:width="0.3913in" svg:height="0.3004in" svg:x="5.1744in" svg:y="3.4902in"><draw:text-box><text:p>1</text:p></draw:text-box></draw:frame><draw:frame text:anchor-type="paragraph" draw:z-index="32" draw:style-name="gr10" svg:width="0.4295in" svg:height="0.274in" svg:x="8.8071in" svg:y="1.1209in"><draw:text-box><text:p>0..*</text:p></draw:text-box></draw:frame><draw:frame text:anchor-type="paragraph" draw:z-index="33" draw:style-name="gr9" svg:width="0.4303in" svg:height="0.2606in" svg:x="5.5256in" svg:y="1.8756in"><draw:text-box><text:p>1</text:p></draw:text-box></draw:frame><draw:frame text:anchor-type="paragraph" draw:z-index="34" draw:style-name="gr6" svg:width="0.4039in" svg:height="0.2996in" svg:x="5.9425in" svg:y="4.9362in"><draw:text-box><text:p>1</text:p></draw:text-box></draw:frame><draw:rect text:anchor-type="paragraph" draw:z-index="2" draw:style-name="gr2" draw:text-style-name="P1" svg:width="3.7114in" svg:height="5.365in" svg:x="-0.6728in" svg:y="0.8339in"><text:p text:style-name="P1"><text:span text:style-name="T1">DB </text:span><text:span text:style-name="T2">interface to database</text:span></text:p><text:p text:style-name="P2"/><text:p text:style-name="P2">- dbName: String = “flogger”</text:p><text:p text:style-name="P2">- logTable: String = “logs”</text:p><text:p text:style-name="P2">- colID: String = “id”</text:p><text:p text:style-name="P2">- colDay: String = “day”</text:p><text:p text:style-name="P2">- colMonth: String = “month”</text:p><text:p text:style-name="P2">- colYear: String = “year”</text:p><text:p text:style-name="P2">- colStation: String = “station”</text:p><text:p text:style-name="P2">- colGrade: String = “grade”</text:p><text:p text:style-name="P2">- colAmount: String = “amount”</text:p><text:p text:style-name="P2">- colUnitCost: String = “unitcost”</text:p><text:p text:style-name="P2">- colCost: String = “cost”</text:p><text:p text:style-name="P2">- colDist: String = “distance”</text:p><text:p text:style-name="P2"/><text:p text:style-name="P2">+ DB(Context): void</text:p><text:p text:style-name="P2">+ insertLog(String, String, double, </text:p><text:p text:style-name="P2"><text:tab/>double, double): Log</text:p><text:p text:style-name="P2">+ getList(): <text:line-break/><text:tab/>ArrayList&lt;Map&lt;String, String&gt;&gt;</text:p><text:p text:style-name="P2">+ getLog(int): Log</text:p><text:p text:style-name="P2">+ updateLog(int, int, int, int, String, <text:line-break/><text:tab/><text:tab/><text:tab/>String, double, double, <text:line-break/><text:tab/><text:tab/><text:tab/>double, double): int</text:p><text:p text:style-name="P2">+ removeLog(int): void</text:p><text:p text:style-name="P2">+ getStats(): double[]</text:p><text:p text:style-name="P2"/></draw:rect><draw:line text:anchor-type="paragraph" draw:z-index="35" draw:style-name="gr4" draw:text-style-name="P1" svg:x1="5.0965in" svg:y1="3.7768in" svg:x2="5.6429in" svg:y2="3.6984in"><text:p/></draw:line><draw:line text:anchor-type="paragraph" draw:z-index="36" draw:style-name="gr4" draw:text-style-name="P1" svg:x1="5.7217in" svg:y1="3.6988in" svg:x2="7.5827in" svg:y2="3.5035in"><text:p/></draw:line><draw:custom-shape text:anchor-type="paragraph" draw:z-index="37" draw:style-name="gr15" svg:width="0.2213in" svg:height="0.2213in" svg:x="5.1354in" svg:y="6.342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8" draw:style-name="gr15" svg:width="0.1567in" svg:height="0.1567in" svg:x="5.0965in" svg:y="3.698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Feb 6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l B</meta:initial-creator>
    <meta:creation-date>2012-02-05T18:54:43</meta:creation-date>
    <dc:date>2012-02-05T20:47:01</dc:date>
    <dc:creator>Joel B</dc:creator>
    <meta:editing-duration>PT01H52M25S</meta:editing-duration>
    <meta:editing-cycles>9</meta:editing-cycles>
    <meta:generator>OpenOffice.org/3.1$Linux OpenOffice.org_project/310m11$Build-9399</meta:generator>
    <meta:document-statistic meta:table-count="0" meta:image-count="0" meta:object-count="0" meta:page-count="1" meta:paragraph-count="4" meta:word-count="15" meta:character-count="71"/>
  </office:meta>
</office:document-meta>
</file>